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sm_tag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OSM_key</text:p>
          </table:table-cell>
          <table:table-cell table:style-name="ce1" office:value-type="string" calcext:value-type="string">
            <text:p>OSM_value</text:p>
          </table:table-cell>
          <table:table-cell table:style-name="ce1" office:value-type="string" calcext:value-type="string">
            <text:p>png_fil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string" calcext:value-type="string">
            <text:p>daycare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drugstor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restaurant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ice_cream</text:p>
          </table:table-cell>
          <table:table-cell office:value-type="string" calcext:value-type="string">
            <text:p>icecream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fillingstation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dentist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hospital-building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ownhall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veterinary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recycling_type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foodcan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movierental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butcher-2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oityourself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optici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rmstand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greengrocer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lothers_male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hoe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watche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econd_hand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florist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garden_centre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housewar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icycle_shop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raf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newsagen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commerces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hotel_0st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stel</text:p>
          </table:table-cell>
          <table:table-cell office:value-type="string" calcext:value-type="string">
            <text:p>hotel_0st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guest_house</text:p>
          </table:table-cell>
          <table:table-cell office:value-type="string" calcext:value-type="string">
            <text:p>hostel_0star</text:p>
          </table:table-cell>
          <table:table-cell office:value-type="string" calcext:value-type="string">
            <text:p>horeca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employment_agency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services</text:p>
          </table:table-cell>
        </table:table-row>
      </table:table>
      <table:table table:name="overpass queries" table:style-name="ta1"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]&amp;[osm_tags.A2]&amp;&quot;'='&quot;&amp;[osm_tags.B2]&amp;[.B2]&amp;[.C2]&amp;[osm_tags.A2]&amp;&quot;'='&quot;&amp;[osm_tags.B2]&amp;[.B2]" office:value-type="string" office:string-value="  node['amenity'='bar'](area.searchArea);SAUT  way['amenity'='bar'](area.searchArea);" calcext:value-type="string">
            <text:p><text:s text:c="2"/>node['amenity'='bar'](area.searchArea);SAUT <text:s/>way['amenity'='b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]&amp;[osm_tags.A3]&amp;&quot;'='&quot;&amp;[osm_tags.B3]&amp;[.B3]&amp;[.C3]&amp;[osm_tags.A3]&amp;&quot;'='&quot;&amp;[osm_tags.B3]&amp;[.B3]" office:value-type="string" office:string-value="  node['amenity'='biergarten'](area.searchArea);SAUT  way['amenity'='biergarten'](area.searchArea);" calcext:value-type="string">
            <text:p><text:s text:c="2"/>node['amenity'='biergarten'](area.searchArea);SAUT <text:s/>way['amenity'='bi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]&amp;[osm_tags.A4]&amp;&quot;'='&quot;&amp;[osm_tags.B4]&amp;[.B4]&amp;[.C4]&amp;[osm_tags.A4]&amp;&quot;'='&quot;&amp;[osm_tags.B4]&amp;[.B4]" office:value-type="string" office:string-value="  node['amenity'='cafe'](area.searchArea);SAUT  way['amenity'='cafe'](area.searchArea);" calcext:value-type="string">
            <text:p><text:s text:c="2"/>node['amenity'='cafe'](area.searchArea);SAUT <text:s/>way['amenity'='caf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]&amp;[osm_tags.A5]&amp;&quot;'='&quot;&amp;[osm_tags.B5]&amp;[.B5]&amp;[.C5]&amp;[osm_tags.A5]&amp;&quot;'='&quot;&amp;[osm_tags.B5]&amp;[.B5]" office:value-type="string" office:string-value="  node['amenity'='fast_food'](area.searchArea);SAUT  way['amenity'='fast_food'](area.searchArea);" calcext:value-type="string">
            <text:p><text:s text:c="2"/>node['amenity'='fast_food'](area.searchArea);SAUT <text:s/>way['amenity'='fast_foo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]&amp;[osm_tags.A6]&amp;&quot;'='&quot;&amp;[osm_tags.B6]&amp;[.B6]&amp;[.C6]&amp;[osm_tags.A6]&amp;&quot;'='&quot;&amp;[osm_tags.B6]&amp;[.B6]" office:value-type="string" office:string-value="  node['amenity'='kindergarten'](area.searchArea);SAUT  way['amenity'='kindergarten'](area.searchArea);" calcext:value-type="string">
            <text:p><text:s text:c="2"/>node['amenity'='kindergarten'](area.searchArea);SAUT <text:s/>way['amenity'='kindergarte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]&amp;[osm_tags.A7]&amp;&quot;'='&quot;&amp;[osm_tags.B7]&amp;[.B7]&amp;[.C7]&amp;[osm_tags.A7]&amp;&quot;'='&quot;&amp;[osm_tags.B7]&amp;[.B7]" office:value-type="string" office:string-value="  node['amenity'='pharmacy'](area.searchArea);SAUT  way['amenity'='pharmacy'](area.searchArea);" calcext:value-type="string">
            <text:p><text:s text:c="2"/>node['amenity'='pharmacy'](area.searchArea);SAUT <text:s/>way['amenity'='pharmac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]&amp;[osm_tags.A8]&amp;&quot;'='&quot;&amp;[osm_tags.B8]&amp;[.B8]&amp;[.C8]&amp;[osm_tags.A8]&amp;&quot;'='&quot;&amp;[osm_tags.B8]&amp;[.B8]" office:value-type="string" office:string-value="  node['amenity'='pub'](area.searchArea);SAUT  way['amenity'='pub'](area.searchArea);" calcext:value-type="string">
            <text:p><text:s text:c="2"/>node['amenity'='pub'](area.searchArea);SAUT <text:s/>way['amenity'='pub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]&amp;[osm_tags.A9]&amp;&quot;'='&quot;&amp;[osm_tags.B9]&amp;[.B9]&amp;[.C9]&amp;[osm_tags.A9]&amp;&quot;'='&quot;&amp;[osm_tags.B9]&amp;[.B9]" office:value-type="string" office:string-value="  node['amenity'='restaurant'](area.searchArea);SAUT  way['amenity'='restaurant'](area.searchArea);" calcext:value-type="string">
            <text:p><text:s text:c="2"/>node['amenity'='restaurant'](area.searchArea);SAUT <text:s/>way['amenity'='restaura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]&amp;[osm_tags.A10]&amp;&quot;'='&quot;&amp;[osm_tags.B10]&amp;[.B10]&amp;[.C10]&amp;[osm_tags.A10]&amp;&quot;'='&quot;&amp;[osm_tags.B10]&amp;[.B10]" office:value-type="string" office:string-value="  node['amenity'='school'](area.searchArea);SAUT  way['amenity'='school'](area.searchArea);" calcext:value-type="string">
            <text:p><text:s text:c="2"/>node['amenity'='school'](area.searchArea);SAUT <text:s/>way['amenity'='schoo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]&amp;[osm_tags.A11]&amp;&quot;'='&quot;&amp;[osm_tags.B11]&amp;[.B11]&amp;[.C11]&amp;[osm_tags.A11]&amp;&quot;'='&quot;&amp;[osm_tags.B11]&amp;[.B11]" office:value-type="string" office:string-value="  node['amenity'='ice_cream'](area.searchArea);SAUT  way['amenity'='ice_cream'](area.searchArea);" calcext:value-type="string">
            <text:p><text:s text:c="2"/>node['amenity'='ice_cream'](area.searchArea);SAUT <text:s/>way['amenity'='ice_crea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2]&amp;[osm_tags.A12]&amp;&quot;'='&quot;&amp;[osm_tags.B12]&amp;[.B12]&amp;[.C12]&amp;[osm_tags.A12]&amp;&quot;'='&quot;&amp;[osm_tags.B12]&amp;[.B12]" office:value-type="string" office:string-value="  node['amenity'='college'](area.searchArea);SAUT  way['amenity'='college'](area.searchArea);" calcext:value-type="string">
            <text:p><text:s text:c="2"/>node['amenity'='college'](area.searchArea);SAUT <text:s/>way['amenity'='colleg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3]&amp;[osm_tags.A13]&amp;&quot;'='&quot;&amp;[osm_tags.B13]&amp;[.B13]&amp;[.C13]&amp;[osm_tags.A13]&amp;&quot;'='&quot;&amp;[osm_tags.B13]&amp;[.B13]" office:value-type="string" office:string-value="  node['amenity'='library'](area.searchArea);SAUT  way['amenity'='library'](area.searchArea);" calcext:value-type="string">
            <text:p><text:s text:c="2"/>node['amenity'='library'](area.searchArea);SAUT <text:s/>way['amenity'='libr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4]&amp;[osm_tags.A14]&amp;&quot;'='&quot;&amp;[osm_tags.B14]&amp;[.B14]&amp;[.C14]&amp;[osm_tags.A14]&amp;&quot;'='&quot;&amp;[osm_tags.B14]&amp;[.B14]" office:value-type="string" office:string-value="  node['amenity'='university'](area.searchArea);SAUT  way['amenity'='university'](area.searchArea);" calcext:value-type="string">
            <text:p><text:s text:c="2"/>node['amenity'='university'](area.searchArea);SAUT <text:s/>way['amenity'='univers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5]&amp;[osm_tags.A15]&amp;&quot;'='&quot;&amp;[osm_tags.B15]&amp;[.B15]&amp;[.C15]&amp;[osm_tags.A15]&amp;&quot;'='&quot;&amp;[osm_tags.B15]&amp;[.B15]" office:value-type="string" office:string-value="  node['amenity'='car_wash'](area.searchArea);SAUT  way['amenity'='car_wash'](area.searchArea);" calcext:value-type="string">
            <text:p><text:s text:c="2"/>node['amenity'='car_wash'](area.searchArea);SAUT <text:s/>way['amenity'='car_wash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6]&amp;[osm_tags.A16]&amp;&quot;'='&quot;&amp;[osm_tags.B16]&amp;[.B16]&amp;[.C16]&amp;[osm_tags.A16]&amp;&quot;'='&quot;&amp;[osm_tags.B16]&amp;[.B16]" office:value-type="string" office:string-value="  node['amenity'='fuel'](area.searchArea);SAUT  way['amenity'='fuel'](area.searchArea);" calcext:value-type="string">
            <text:p><text:s text:c="2"/>node['amenity'='fuel'](area.searchArea);SAUT <text:s/>way['amenity'='fu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7]&amp;[osm_tags.A17]&amp;&quot;'='&quot;&amp;[osm_tags.B17]&amp;[.B17]&amp;[.C17]&amp;[osm_tags.A17]&amp;&quot;'='&quot;&amp;[osm_tags.B17]&amp;[.B17]" office:value-type="string" office:string-value="  node['amenity'='atm'](area.searchArea);SAUT  way['amenity'='atm'](area.searchArea);" calcext:value-type="string">
            <text:p><text:s text:c="2"/>node['amenity'='atm'](area.searchArea);SAUT <text:s/>way['amenity'='at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8]&amp;[osm_tags.A18]&amp;&quot;'='&quot;&amp;[osm_tags.B18]&amp;[.B18]&amp;[.C18]&amp;[osm_tags.A18]&amp;&quot;'='&quot;&amp;[osm_tags.B18]&amp;[.B18]" office:value-type="string" office:string-value="  node['amenity'='bank'](area.searchArea);SAUT  way['amenity'='bank'](area.searchArea);" calcext:value-type="string">
            <text:p><text:s text:c="2"/>node['amenity'='bank'](area.searchArea);SAUT <text:s/>way['amenity'='bank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9]&amp;[osm_tags.A19]&amp;&quot;'='&quot;&amp;[osm_tags.B19]&amp;[.B19]&amp;[.C19]&amp;[osm_tags.A19]&amp;&quot;'='&quot;&amp;[osm_tags.B19]&amp;[.B19]" office:value-type="string" office:string-value="  node['amenity'='dentist'](area.searchArea);SAUT  way['amenity'='dentist'](area.searchArea);" calcext:value-type="string">
            <text:p><text:s text:c="2"/>node['amenity'='dentist'](area.searchArea);SAUT <text:s/>way['amenity'='dent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0]&amp;[osm_tags.A20]&amp;&quot;'='&quot;&amp;[osm_tags.B20]&amp;[.B20]&amp;[.C20]&amp;[osm_tags.A20]&amp;&quot;'='&quot;&amp;[osm_tags.B20]&amp;[.B20]" office:value-type="string" office:string-value="  node['amenity'='doctors'](area.searchArea);SAUT  way['amenity'='doctors'](area.searchArea);" calcext:value-type="string">
            <text:p><text:s text:c="2"/>node['amenity'='doctors'](area.searchArea);SAUT <text:s/>way['amenity'='doctor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1]&amp;[osm_tags.A21]&amp;&quot;'='&quot;&amp;[osm_tags.B21]&amp;[.B21]&amp;[.C21]&amp;[osm_tags.A21]&amp;&quot;'='&quot;&amp;[osm_tags.B21]&amp;[.B21]" office:value-type="string" office:string-value="  node['amenity'='hospital'](area.searchArea);SAUT  way['amenity'='hospital'](area.searchArea);" calcext:value-type="string">
            <text:p><text:s text:c="2"/>node['amenity'='hospital'](area.searchArea);SAUT <text:s/>way['amenity'='hospit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2]&amp;[osm_tags.A22]&amp;&quot;'='&quot;&amp;[osm_tags.B22]&amp;[.B22]&amp;[.C22]&amp;[osm_tags.A22]&amp;&quot;'='&quot;&amp;[osm_tags.B22]&amp;[.B22]" office:value-type="string" office:string-value="  node['amenity'='townhall'](area.searchArea);SAUT  way['amenity'='townhall'](area.searchArea);" calcext:value-type="string">
            <text:p><text:s text:c="2"/>node['amenity'='townhall'](area.searchArea);SAUT <text:s/>way['amenity'='townhal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3]&amp;[osm_tags.A23]&amp;&quot;'='&quot;&amp;[osm_tags.B23]&amp;[.B23]&amp;[.C23]&amp;[osm_tags.A23]&amp;&quot;'='&quot;&amp;[osm_tags.B23]&amp;[.B23]" office:value-type="string" office:string-value="  node['amenity'='veterinary'](area.searchArea);SAUT  way['amenity'='veterinary'](area.searchArea);" calcext:value-type="string">
            <text:p><text:s text:c="2"/>node['amenity'='veterinary'](area.searchArea);SAUT <text:s/>way['amenity'='veterina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4]&amp;[osm_tags.A24]&amp;&quot;'='&quot;&amp;[osm_tags.B24]&amp;[.B24]&amp;[.C24]&amp;[osm_tags.A24]&amp;&quot;'='&quot;&amp;[osm_tags.B24]&amp;[.B24]" office:value-type="string" office:string-value="  node['recycling_type'='centre'](area.searchArea);SAUT  way['recycling_type'='centre'](area.searchArea);" calcext:value-type="string">
            <text:p><text:s text:c="2"/>node['recycling_type'='centre'](area.searchArea);SAUT <text:s/>way['recycling_type'='cent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5]&amp;[osm_tags.A25]&amp;&quot;'='&quot;&amp;[osm_tags.B25]&amp;[.B25]&amp;[.C25]&amp;[osm_tags.A25]&amp;&quot;'='&quot;&amp;[osm_tags.B25]&amp;[.B25]" office:value-type="string" office:string-value="  node['amenity'='cinema'](area.searchArea);SAUT  way['amenity'='cinema'](area.searchArea);" calcext:value-type="string">
            <text:p><text:s text:c="2"/>node['amenity'='cinema'](area.searchArea);SAUT <text:s/>way['amenity'='cinema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6]&amp;[osm_tags.A26]&amp;&quot;'='&quot;&amp;[osm_tags.B26]&amp;[.B26]&amp;[.C26]&amp;[osm_tags.A26]&amp;&quot;'='&quot;&amp;[osm_tags.B26]&amp;[.B26]" office:value-type="string" office:string-value="  node['shop'='bakery'](area.searchArea);SAUT  way['shop'='bakery'](area.searchArea);" calcext:value-type="string">
            <text:p><text:s text:c="2"/>node['shop'='bakery'](area.searchArea);SAUT <text:s/>way['shop'='baker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7]&amp;[osm_tags.A27]&amp;&quot;'='&quot;&amp;[osm_tags.B27]&amp;[.B27]&amp;[.C27]&amp;[osm_tags.A27]&amp;&quot;'='&quot;&amp;[osm_tags.B27]&amp;[.B27]" office:value-type="string" office:string-value="  node['shop'='butcher'](area.searchArea);SAUT  way['shop'='butcher'](area.searchArea);" calcext:value-type="string">
            <text:p><text:s text:c="2"/>node['shop'='butcher'](area.searchArea);SAUT <text:s/>way['shop'='butch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8]&amp;[osm_tags.A28]&amp;&quot;'='&quot;&amp;[osm_tags.B28]&amp;[.B28]&amp;[.C28]&amp;[osm_tags.A28]&amp;&quot;'='&quot;&amp;[osm_tags.B28]&amp;[.B28]" office:value-type="string" office:string-value="  node['shop'='car'](area.searchArea);SAUT  way['shop'='car'](area.searchArea);" calcext:value-type="string">
            <text:p><text:s text:c="2"/>node['shop'='car'](area.searchArea);SAUT <text:s/>way['shop'='ca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29]&amp;[osm_tags.A29]&amp;&quot;'='&quot;&amp;[osm_tags.B29]&amp;[.B29]&amp;[.C29]&amp;[osm_tags.A29]&amp;&quot;'='&quot;&amp;[osm_tags.B29]&amp;[.B29]" office:value-type="string" office:string-value="  node['shop'='cheese'](area.searchArea);SAUT  way['shop'='cheese'](area.searchArea);" calcext:value-type="string">
            <text:p><text:s text:c="2"/>node['shop'='cheese'](area.searchArea);SAUT <text:s/>way['shop'='chees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0]&amp;[osm_tags.A30]&amp;&quot;'='&quot;&amp;[osm_tags.B30]&amp;[.B30]&amp;[.C30]&amp;[osm_tags.A30]&amp;&quot;'='&quot;&amp;[osm_tags.B30]&amp;[.B30]" office:value-type="string" office:string-value="  node['shop'='chocolate'](area.searchArea);SAUT  way['shop'='chocolate'](area.searchArea);" calcext:value-type="string">
            <text:p><text:s text:c="2"/>node['shop'='chocolate'](area.searchArea);SAUT <text:s/>way['shop'='chocolat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1]&amp;[osm_tags.A31]&amp;&quot;'='&quot;&amp;[osm_tags.B31]&amp;[.B31]&amp;[.C31]&amp;[osm_tags.A31]&amp;&quot;'='&quot;&amp;[osm_tags.B31]&amp;[.B31]" office:value-type="string" office:string-value="  node['shop'='convenience'](area.searchArea);SAUT  way['shop'='convenience'](area.searchArea);" calcext:value-type="string">
            <text:p><text:s text:c="2"/>node['shop'='convenience'](area.searchArea);SAUT <text:s/>way['shop'='convenienc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2]&amp;[osm_tags.A32]&amp;&quot;'='&quot;&amp;[osm_tags.B32]&amp;[.B32]&amp;[.C32]&amp;[osm_tags.A32]&amp;&quot;'='&quot;&amp;[osm_tags.B32]&amp;[.B32]" office:value-type="string" office:string-value="  node['shop'='deli'](area.searchArea);SAUT  way['shop'='deli'](area.searchArea);" calcext:value-type="string">
            <text:p><text:s text:c="2"/>node['shop'='deli'](area.searchArea);SAUT <text:s/>way['shop'='deli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3]&amp;[osm_tags.A33]&amp;&quot;'='&quot;&amp;[osm_tags.B33]&amp;[.B33]&amp;[.C33]&amp;[osm_tags.A33]&amp;&quot;'='&quot;&amp;[osm_tags.B33]&amp;[.B33]" office:value-type="string" office:string-value="  node['shop'='doityourself'](area.searchArea);SAUT  way['shop'='doityourself'](area.searchArea);" calcext:value-type="string">
            <text:p><text:s text:c="2"/>node['shop'='doityourself'](area.searchArea);SAUT <text:s/>way['shop'='doityourself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4]&amp;[osm_tags.A34]&amp;&quot;'='&quot;&amp;[osm_tags.B34]&amp;[.B34]&amp;[.C34]&amp;[osm_tags.A34]&amp;&quot;'='&quot;&amp;[osm_tags.B34]&amp;[.B34]" office:value-type="string" office:string-value="  node['shop'='optician'](area.searchArea);SAUT  way['shop'='optician'](area.searchArea);" calcext:value-type="string">
            <text:p><text:s text:c="2"/>node['shop'='optician'](area.searchArea);SAUT <text:s/>way['shop'='optician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5]&amp;[osm_tags.A35]&amp;&quot;'='&quot;&amp;[osm_tags.B35]&amp;[.B35]&amp;[.C35]&amp;[osm_tags.A35]&amp;&quot;'='&quot;&amp;[osm_tags.B35]&amp;[.B35]" office:value-type="string" office:string-value="  node['shop'='supermarket'](area.searchArea);SAUT  way['shop'='supermarket'](area.searchArea);" calcext:value-type="string">
            <text:p><text:s text:c="2"/>node['shop'='supermarket'](area.searchArea);SAUT <text:s/>way['shop'='supermarke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6]&amp;[osm_tags.A36]&amp;&quot;'='&quot;&amp;[osm_tags.B36]&amp;[.B36]&amp;[.C36]&amp;[osm_tags.A36]&amp;&quot;'='&quot;&amp;[osm_tags.B36]&amp;[.B36]" office:value-type="string" office:string-value="  node['shop '='farm'](area.searchArea);SAUT  way['shop '='farm'](area.searchArea);" calcext:value-type="string">
            <text:p><text:s text:c="2"/>node['shop '='farm'](area.searchArea);SAUT <text:s/>way['shop '='farm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7]&amp;[osm_tags.A37]&amp;&quot;'='&quot;&amp;[osm_tags.B37]&amp;[.B37]&amp;[.C37]&amp;[osm_tags.A37]&amp;&quot;'='&quot;&amp;[osm_tags.B37]&amp;[.B37]" office:value-type="string" office:string-value="  node['shop '='greengrocer'](area.searchArea);SAUT  way['shop '='greengrocer'](area.searchArea);" calcext:value-type="string">
            <text:p><text:s text:c="2"/>node['shop '='greengrocer'](area.searchArea);SAUT <text:s/>way['shop '='greengrocer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8]&amp;[osm_tags.A38]&amp;&quot;'='&quot;&amp;[osm_tags.B38]&amp;[.B38]&amp;[.C38]&amp;[osm_tags.A38]&amp;&quot;'='&quot;&amp;[osm_tags.B38]&amp;[.B38]" office:value-type="string" office:string-value="  node['shop'='mall'](area.searchArea);SAUT  way['shop'='mall'](area.searchArea);" calcext:value-type="string">
            <text:p><text:s text:c="2"/>node['shop'='mall'](area.searchArea);SAUT <text:s/>way['shop'='mal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39]&amp;[osm_tags.A39]&amp;&quot;'='&quot;&amp;[osm_tags.B39]&amp;[.B39]&amp;[.C39]&amp;[osm_tags.A39]&amp;&quot;'='&quot;&amp;[osm_tags.B39]&amp;[.B39]" office:value-type="string" office:string-value="  node['shop'='clothes'](area.searchArea);SAUT  way['shop'='clothes'](area.searchArea);" calcext:value-type="string">
            <text:p><text:s text:c="2"/>node['shop'='clothes'](area.searchArea);SAUT <text:s/>way['shop'='clothe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0]&amp;[osm_tags.A40]&amp;&quot;'='&quot;&amp;[osm_tags.B40]&amp;[.B40]&amp;[.C40]&amp;[osm_tags.A40]&amp;&quot;'='&quot;&amp;[osm_tags.B40]&amp;[.B40]" office:value-type="string" office:string-value="  node['shop'='shoes'](area.searchArea);SAUT  way['shop'='shoes'](area.searchArea);" calcext:value-type="string">
            <text:p><text:s text:c="2"/>node['shop'='shoes'](area.searchArea);SAUT <text:s/>way['shop'='shoe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1]&amp;[osm_tags.A41]&amp;&quot;'='&quot;&amp;[osm_tags.B41]&amp;[.B41]&amp;[.C41]&amp;[osm_tags.A41]&amp;&quot;'='&quot;&amp;[osm_tags.B41]&amp;[.B41]" office:value-type="string" office:string-value="  node['shop'='watches'](area.searchArea);SAUT  way['shop'='watches'](area.searchArea);" calcext:value-type="string">
            <text:p><text:s text:c="2"/>node['shop'='watches'](area.searchArea);SAUT <text:s/>way['shop'='watche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2]&amp;[osm_tags.A42]&amp;&quot;'='&quot;&amp;[osm_tags.B42]&amp;[.B42]&amp;[.C42]&amp;[osm_tags.A42]&amp;&quot;'='&quot;&amp;[osm_tags.B42]&amp;[.B42]" office:value-type="string" office:string-value="  node['shop'='charity'](area.searchArea);SAUT  way['shop'='charity'](area.searchArea);" calcext:value-type="string">
            <text:p><text:s text:c="2"/>node['shop'='charity'](area.searchArea);SAUT <text:s/>way['shop'='chari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3]&amp;[osm_tags.A43]&amp;&quot;'='&quot;&amp;[osm_tags.B43]&amp;[.B43]&amp;[.C43]&amp;[osm_tags.A43]&amp;&quot;'='&quot;&amp;[osm_tags.B43]&amp;[.B43]" office:value-type="string" office:string-value="  node['shop'='second_hand'](area.searchArea);SAUT  way['shop'='second_hand'](area.searchArea);" calcext:value-type="string">
            <text:p><text:s text:c="2"/>node['shop'='second_hand'](area.searchArea);SAUT <text:s/>way['shop'='second_hand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4]&amp;[osm_tags.A44]&amp;&quot;'='&quot;&amp;[osm_tags.B44]&amp;[.B44]&amp;[.C44]&amp;[osm_tags.A44]&amp;&quot;'='&quot;&amp;[osm_tags.B44]&amp;[.B44]" office:value-type="string" office:string-value="  node['shop'='beauty'](area.searchArea);SAUT  way['shop'='beauty'](area.searchArea);" calcext:value-type="string">
            <text:p><text:s text:c="2"/>node['shop'='beauty'](area.searchArea);SAUT <text:s/>way['shop'='beaut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5]&amp;[osm_tags.A45]&amp;&quot;'='&quot;&amp;[osm_tags.B45]&amp;[.B45]&amp;[.C45]&amp;[osm_tags.A45]&amp;&quot;'='&quot;&amp;[osm_tags.B45]&amp;[.B45]" office:value-type="string" office:string-value="  node['shop'='electrical'](area.searchArea);SAUT  way['shop'='electrical'](area.searchArea);" calcext:value-type="string">
            <text:p><text:s text:c="2"/>node['shop'='electrical'](area.searchArea);SAUT <text:s/>way['shop'='electrica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6]&amp;[osm_tags.A46]&amp;&quot;'='&quot;&amp;[osm_tags.B46]&amp;[.B46]&amp;[.C46]&amp;[osm_tags.A46]&amp;&quot;'='&quot;&amp;[osm_tags.B46]&amp;[.B46]" office:value-type="string" office:string-value="  node['shop'='energy'](area.searchArea);SAUT  way['shop'='energy'](area.searchArea);" calcext:value-type="string">
            <text:p><text:s text:c="2"/>node['shop'='energy'](area.searchArea);SAUT <text:s/>way['shop'='energ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7]&amp;[osm_tags.A47]&amp;&quot;'='&quot;&amp;[osm_tags.B47]&amp;[.B47]&amp;[.C47]&amp;[osm_tags.A47]&amp;&quot;'='&quot;&amp;[osm_tags.B47]&amp;[.B47]" office:value-type="string" office:string-value="  node['shop'='florist'](area.searchArea);SAUT  way['shop'='florist'](area.searchArea);" calcext:value-type="string">
            <text:p><text:s text:c="2"/>node['shop'='florist'](area.searchArea);SAUT <text:s/>way['shop'='floris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8]&amp;[osm_tags.A48]&amp;&quot;'='&quot;&amp;[osm_tags.B48]&amp;[.B48]&amp;[.C48]&amp;[osm_tags.A48]&amp;&quot;'='&quot;&amp;[osm_tags.B48]&amp;[.B48]" office:value-type="string" office:string-value="  node['shop'='garden_centre'](area.searchArea);SAUT  way['shop'='garden_centre'](area.searchArea);" calcext:value-type="string">
            <text:p><text:s text:c="2"/>node['shop'='garden_centre'](area.searchArea);SAUT <text:s/>way['shop'='garden_cent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49]&amp;[osm_tags.A49]&amp;&quot;'='&quot;&amp;[osm_tags.B49]&amp;[.B49]&amp;[.C49]&amp;[osm_tags.A49]&amp;&quot;'='&quot;&amp;[osm_tags.B49]&amp;[.B49]" office:value-type="string" office:string-value="  node['shop'='hardware'](area.searchArea);SAUT  way['shop'='hardware'](area.searchArea);" calcext:value-type="string">
            <text:p><text:s text:c="2"/>node['shop'='hardware'](area.searchArea);SAUT <text:s/>way['shop'='hardwa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0]&amp;[osm_tags.A50]&amp;&quot;'='&quot;&amp;[osm_tags.B50]&amp;[.B50]&amp;[.C50]&amp;[osm_tags.A50]&amp;&quot;'='&quot;&amp;[osm_tags.B50]&amp;[.B50]" office:value-type="string" office:string-value="  node['shop'='houseware'](area.searchArea);SAUT  way['shop'='houseware'](area.searchArea);" calcext:value-type="string">
            <text:p><text:s text:c="2"/>node['shop'='houseware'](area.searchArea);SAUT <text:s/>way['shop'='housewar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1]&amp;[osm_tags.A51]&amp;&quot;'='&quot;&amp;[osm_tags.B51]&amp;[.B51]&amp;[.C51]&amp;[osm_tags.A51]&amp;&quot;'='&quot;&amp;[osm_tags.B51]&amp;[.B51]" office:value-type="string" office:string-value="  node['shop'='trade'](area.searchArea);SAUT  way['shop'='trade'](area.searchArea);" calcext:value-type="string">
            <text:p><text:s text:c="2"/>node['shop'='trade'](area.searchArea);SAUT <text:s/>way['shop'='trad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2]&amp;[osm_tags.A52]&amp;&quot;'='&quot;&amp;[osm_tags.B52]&amp;[.B52]&amp;[.C52]&amp;[osm_tags.A52]&amp;&quot;'='&quot;&amp;[osm_tags.B52]&amp;[.B52]" office:value-type="string" office:string-value="  node['shop'='electronics'](area.searchArea);SAUT  way['shop'='electronics'](area.searchArea);" calcext:value-type="string">
            <text:p><text:s text:c="2"/>node['shop'='electronics'](area.searchArea);SAUT <text:s/>way['shop'='electronic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3]&amp;[osm_tags.A53]&amp;&quot;'='&quot;&amp;[osm_tags.B53]&amp;[.B53]&amp;[.C53]&amp;[osm_tags.A53]&amp;&quot;'='&quot;&amp;[osm_tags.B53]&amp;[.B53]" office:value-type="string" office:string-value="  node['shop'='bicycle'](area.searchArea);SAUT  way['shop'='bicycle'](area.searchArea);" calcext:value-type="string">
            <text:p><text:s text:c="2"/>node['shop'='bicycle'](area.searchArea);SAUT <text:s/>way['shop'='bicycl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4]&amp;[osm_tags.A54]&amp;&quot;'='&quot;&amp;[osm_tags.B54]&amp;[.B54]&amp;[.C54]&amp;[osm_tags.A54]&amp;&quot;'='&quot;&amp;[osm_tags.B54]&amp;[.B54]" office:value-type="string" office:string-value="  node['shop'='sports'](area.searchArea);SAUT  way['shop'='sports'](area.searchArea);" calcext:value-type="string">
            <text:p><text:s text:c="2"/>node['shop'='sports'](area.searchArea);SAUT <text:s/>way['shop'='sport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5]&amp;[osm_tags.A55]&amp;&quot;'='&quot;&amp;[osm_tags.B55]&amp;[.B55]&amp;[.C55]&amp;[osm_tags.A55]&amp;&quot;'='&quot;&amp;[osm_tags.B55]&amp;[.B55]" office:value-type="string" office:string-value="  node['shop'='craft'](area.searchArea);SAUT  way['shop'='craft'](area.searchArea);" calcext:value-type="string">
            <text:p><text:s text:c="2"/>node['shop'='craft'](area.searchArea);SAUT <text:s/>way['shop'='craf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6]&amp;[osm_tags.A56]&amp;&quot;'='&quot;&amp;[osm_tags.B56]&amp;[.B56]&amp;[.C56]&amp;[osm_tags.A56]&amp;&quot;'='&quot;&amp;[osm_tags.B56]&amp;[.B56]" office:value-type="string" office:string-value="  node['shop'='newsagent'](area.searchArea);SAUT  way['shop'='newsagent'](area.searchArea);" calcext:value-type="string">
            <text:p><text:s text:c="2"/>node['shop'='newsagent'](area.searchArea);SAUT <text:s/>way['shop'='newsagent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7]&amp;[osm_tags.A57]&amp;&quot;'='&quot;&amp;[osm_tags.B57]&amp;[.B57]&amp;[.C57]&amp;[osm_tags.A57]&amp;&quot;'='&quot;&amp;[osm_tags.B57]&amp;[.B57]" office:value-type="string" office:string-value="  node['shop'='toys'](area.searchArea);SAUT  way['shop'='toys'](area.searchArea);" calcext:value-type="string">
            <text:p><text:s text:c="2"/>node['shop'='toys'](area.searchArea);SAUT <text:s/>way['shop'='toys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8]&amp;[osm_tags.A58]&amp;&quot;'='&quot;&amp;[osm_tags.B58]&amp;[.B58]&amp;[.C58]&amp;[osm_tags.A58]&amp;&quot;'='&quot;&amp;[osm_tags.B58]&amp;[.B58]" office:value-type="string" office:string-value="  node['tourism'='hotel'](area.searchArea);SAUT  way['tourism'='hotel'](area.searchArea);" calcext:value-type="string">
            <text:p><text:s text:c="2"/>node['tourism'='hotel'](area.searchArea);SAUT <text:s/>way['tourism'='hot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59]&amp;[osm_tags.A59]&amp;&quot;'='&quot;&amp;[osm_tags.B59]&amp;[.B59]&amp;[.C59]&amp;[osm_tags.A59]&amp;&quot;'='&quot;&amp;[osm_tags.B59]&amp;[.B59]" office:value-type="string" office:string-value="  node['tourism'='hostel'](area.searchArea);SAUT  way['tourism'='hostel'](area.searchArea);" calcext:value-type="string">
            <text:p><text:s text:c="2"/>node['tourism'='hostel'](area.searchArea);SAUT <text:s/>way['tourism'='hostel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0]&amp;[osm_tags.A60]&amp;&quot;'='&quot;&amp;[osm_tags.B60]&amp;[.B60]&amp;[.C60]&amp;[osm_tags.A60]&amp;&quot;'='&quot;&amp;[osm_tags.B60]&amp;[.B60]" office:value-type="string" office:string-value="  node['tourism'='guest_house'](area.searchArea);SAUT  way['tourism'='guest_house'](area.searchArea);" calcext:value-type="string">
            <text:p><text:s text:c="2"/>node['tourism'='guest_house'](area.searchArea);SAUT <text:s/>way['tourism'='guest_hous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1]&amp;[osm_tags.A61]&amp;&quot;'='&quot;&amp;[osm_tags.B61]&amp;[.B61]&amp;[.C61]&amp;[osm_tags.A61]&amp;&quot;'='&quot;&amp;[osm_tags.B61]&amp;[.B61]" office:value-type="string" office:string-value="  node['office'='employment_agency'](area.searchArea);SAUT  way['office'='employment_agency'](area.searchArea);" calcext:value-type="string">
            <text:p><text:s text:c="2"/>node['office'='employment_agency'](area.searchArea);SAUT <text:s/>way['office'='employment_agency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2]&amp;[osm_tags.A62]&amp;&quot;'='&quot;&amp;[osm_tags.B62]&amp;[.B62]&amp;[.C62]&amp;[osm_tags.A62]&amp;&quot;'='&quot;&amp;[osm_tags.B62]&amp;[.B62]" office:value-type="string" office:string-value="  node['office'='administrative'](area.searchArea);SAUT  way['office'='administrative'](area.searchArea);" calcext:value-type="string">
            <text:p><text:s text:c="2"/>node['office'='administrative'](area.searchArea);SAUT <text:s/>way['office'='administrative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3]&amp;[osm_tags.A63]&amp;&quot;'='&quot;&amp;[osm_tags.B63]&amp;[.B63]&amp;[.C63]&amp;[osm_tags.A63]&amp;&quot;'='&quot;&amp;[osm_tags.B63]&amp;[.B6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4]&amp;[osm_tags.A64]&amp;&quot;'='&quot;&amp;[osm_tags.B64]&amp;[.B64]&amp;[.C64]&amp;[osm_tags.A64]&amp;&quot;'='&quot;&amp;[osm_tags.B64]&amp;[.B64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5]&amp;[osm_tags.A65]&amp;&quot;'='&quot;&amp;[osm_tags.B65]&amp;[.B65]&amp;[.C65]&amp;[osm_tags.A65]&amp;&quot;'='&quot;&amp;[osm_tags.B65]&amp;[.B65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6]&amp;[osm_tags.A66]&amp;&quot;'='&quot;&amp;[osm_tags.B66]&amp;[.B66]&amp;[.C66]&amp;[osm_tags.A66]&amp;&quot;'='&quot;&amp;[osm_tags.B66]&amp;[.B66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7]&amp;[osm_tags.A67]&amp;&quot;'='&quot;&amp;[osm_tags.B67]&amp;[.B67]&amp;[.C67]&amp;[osm_tags.A67]&amp;&quot;'='&quot;&amp;[osm_tags.B67]&amp;[.B67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8]&amp;[osm_tags.A68]&amp;&quot;'='&quot;&amp;[osm_tags.B68]&amp;[.B68]&amp;[.C68]&amp;[osm_tags.A68]&amp;&quot;'='&quot;&amp;[osm_tags.B68]&amp;[.B68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69]&amp;[osm_tags.A69]&amp;&quot;'='&quot;&amp;[osm_tags.B69]&amp;[.B69]&amp;[.C69]&amp;[osm_tags.A69]&amp;&quot;'='&quot;&amp;[osm_tags.B69]&amp;[.B69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0]&amp;[osm_tags.A70]&amp;&quot;'='&quot;&amp;[osm_tags.B70]&amp;[.B70]&amp;[.C70]&amp;[osm_tags.A70]&amp;&quot;'='&quot;&amp;[osm_tags.B70]&amp;[.B70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1]&amp;[osm_tags.A71]&amp;&quot;'='&quot;&amp;[osm_tags.B71]&amp;[.B71]&amp;[.C71]&amp;[osm_tags.A71]&amp;&quot;'='&quot;&amp;[osm_tags.B71]&amp;[.B7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2]&amp;[osm_tags.A72]&amp;&quot;'='&quot;&amp;[osm_tags.B72]&amp;[.B72]&amp;[.C72]&amp;[osm_tags.A72]&amp;&quot;'='&quot;&amp;[osm_tags.B72]&amp;[.B7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3]&amp;[osm_tags.A73]&amp;&quot;'='&quot;&amp;[osm_tags.B73]&amp;[.B73]&amp;[.C73]&amp;[osm_tags.A73]&amp;&quot;'='&quot;&amp;[osm_tags.B73]&amp;[.B7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4]&amp;[osm_tags.A74]&amp;&quot;'='&quot;&amp;[osm_tags.B74]&amp;[.B74]&amp;[.C74]&amp;[osm_tags.A74]&amp;&quot;'='&quot;&amp;[osm_tags.B74]&amp;[.B74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5]&amp;[osm_tags.A75]&amp;&quot;'='&quot;&amp;[osm_tags.B75]&amp;[.B75]&amp;[.C75]&amp;[osm_tags.A75]&amp;&quot;'='&quot;&amp;[osm_tags.B75]&amp;[.B75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6]&amp;[osm_tags.A76]&amp;&quot;'='&quot;&amp;[osm_tags.B76]&amp;[.B76]&amp;[.C76]&amp;[osm_tags.A76]&amp;&quot;'='&quot;&amp;[osm_tags.B76]&amp;[.B76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7]&amp;[osm_tags.A77]&amp;&quot;'='&quot;&amp;[osm_tags.B77]&amp;[.B77]&amp;[.C77]&amp;[osm_tags.A77]&amp;&quot;'='&quot;&amp;[osm_tags.B77]&amp;[.B77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8]&amp;[osm_tags.A78]&amp;&quot;'='&quot;&amp;[osm_tags.B78]&amp;[.B78]&amp;[.C78]&amp;[osm_tags.A78]&amp;&quot;'='&quot;&amp;[osm_tags.B78]&amp;[.B78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79]&amp;[osm_tags.A79]&amp;&quot;'='&quot;&amp;[osm_tags.B79]&amp;[.B79]&amp;[.C79]&amp;[osm_tags.A79]&amp;&quot;'='&quot;&amp;[osm_tags.B79]&amp;[.B79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0]&amp;[osm_tags.A80]&amp;&quot;'='&quot;&amp;[osm_tags.B80]&amp;[.B80]&amp;[.C80]&amp;[osm_tags.A80]&amp;&quot;'='&quot;&amp;[osm_tags.B80]&amp;[.B80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1]&amp;[osm_tags.A81]&amp;&quot;'='&quot;&amp;[osm_tags.B81]&amp;[.B81]&amp;[.C81]&amp;[osm_tags.A81]&amp;&quot;'='&quot;&amp;[osm_tags.B81]&amp;[.B8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2]&amp;[osm_tags.A82]&amp;&quot;'='&quot;&amp;[osm_tags.B82]&amp;[.B82]&amp;[.C82]&amp;[osm_tags.A82]&amp;&quot;'='&quot;&amp;[osm_tags.B82]&amp;[.B8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3]&amp;[osm_tags.A83]&amp;&quot;'='&quot;&amp;[osm_tags.B83]&amp;[.B83]&amp;[.C83]&amp;[osm_tags.A83]&amp;&quot;'='&quot;&amp;[osm_tags.B83]&amp;[.B8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4]&amp;[osm_tags.A84]&amp;&quot;'='&quot;&amp;[osm_tags.B84]&amp;[.B84]&amp;[.C84]&amp;[osm_tags.A84]&amp;&quot;'='&quot;&amp;[osm_tags.B84]&amp;[.B84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5]&amp;[osm_tags.A85]&amp;&quot;'='&quot;&amp;[osm_tags.B85]&amp;[.B85]&amp;[.C85]&amp;[osm_tags.A85]&amp;&quot;'='&quot;&amp;[osm_tags.B85]&amp;[.B85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6]&amp;[osm_tags.A86]&amp;&quot;'='&quot;&amp;[osm_tags.B86]&amp;[.B86]&amp;[.C86]&amp;[osm_tags.A86]&amp;&quot;'='&quot;&amp;[osm_tags.B86]&amp;[.B86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7]&amp;[osm_tags.A87]&amp;&quot;'='&quot;&amp;[osm_tags.B87]&amp;[.B87]&amp;[.C87]&amp;[osm_tags.A87]&amp;&quot;'='&quot;&amp;[osm_tags.B87]&amp;[.B87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8]&amp;[osm_tags.A88]&amp;&quot;'='&quot;&amp;[osm_tags.B88]&amp;[.B88]&amp;[.C88]&amp;[osm_tags.A88]&amp;&quot;'='&quot;&amp;[osm_tags.B88]&amp;[.B88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89]&amp;[osm_tags.A89]&amp;&quot;'='&quot;&amp;[osm_tags.B89]&amp;[.B89]&amp;[.C89]&amp;[osm_tags.A89]&amp;&quot;'='&quot;&amp;[osm_tags.B89]&amp;[.B89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0]&amp;[osm_tags.A90]&amp;&quot;'='&quot;&amp;[osm_tags.B90]&amp;[.B90]&amp;[.C90]&amp;[osm_tags.A90]&amp;&quot;'='&quot;&amp;[osm_tags.B90]&amp;[.B90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1]&amp;[osm_tags.A91]&amp;&quot;'='&quot;&amp;[osm_tags.B91]&amp;[.B91]&amp;[.C91]&amp;[osm_tags.A91]&amp;&quot;'='&quot;&amp;[osm_tags.B91]&amp;[.B9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2]&amp;[osm_tags.A92]&amp;&quot;'='&quot;&amp;[osm_tags.B92]&amp;[.B92]&amp;[.C92]&amp;[osm_tags.A92]&amp;&quot;'='&quot;&amp;[osm_tags.B92]&amp;[.B9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3]&amp;[osm_tags.A93]&amp;&quot;'='&quot;&amp;[osm_tags.B93]&amp;[.B93]&amp;[.C93]&amp;[osm_tags.A93]&amp;&quot;'='&quot;&amp;[osm_tags.B93]&amp;[.B9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4]&amp;[osm_tags.A94]&amp;&quot;'='&quot;&amp;[osm_tags.B94]&amp;[.B94]&amp;[.C94]&amp;[osm_tags.A94]&amp;&quot;'='&quot;&amp;[osm_tags.B94]&amp;[.B94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5]&amp;[osm_tags.A95]&amp;&quot;'='&quot;&amp;[osm_tags.B95]&amp;[.B95]&amp;[.C95]&amp;[osm_tags.A95]&amp;&quot;'='&quot;&amp;[osm_tags.B95]&amp;[.B95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6]&amp;[osm_tags.A96]&amp;&quot;'='&quot;&amp;[osm_tags.B96]&amp;[.B96]&amp;[.C96]&amp;[osm_tags.A96]&amp;&quot;'='&quot;&amp;[osm_tags.B96]&amp;[.B96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7]&amp;[osm_tags.A97]&amp;&quot;'='&quot;&amp;[osm_tags.B97]&amp;[.B97]&amp;[.C97]&amp;[osm_tags.A97]&amp;&quot;'='&quot;&amp;[osm_tags.B97]&amp;[.B97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8]&amp;[osm_tags.A98]&amp;&quot;'='&quot;&amp;[osm_tags.B98]&amp;[.B98]&amp;[.C98]&amp;[osm_tags.A98]&amp;&quot;'='&quot;&amp;[osm_tags.B98]&amp;[.B98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99]&amp;[osm_tags.A99]&amp;&quot;'='&quot;&amp;[osm_tags.B99]&amp;[.B99]&amp;[.C99]&amp;[osm_tags.A99]&amp;&quot;'='&quot;&amp;[osm_tags.B99]&amp;[.B99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0]&amp;[osm_tags.A100]&amp;&quot;'='&quot;&amp;[osm_tags.B100]&amp;[.B100]&amp;[.C100]&amp;[osm_tags.A100]&amp;&quot;'='&quot;&amp;[osm_tags.B100]&amp;[.B100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1]&amp;[osm_tags.A101]&amp;&quot;'='&quot;&amp;[osm_tags.B101]&amp;[.B101]&amp;[.C101]&amp;[osm_tags.A101]&amp;&quot;'='&quot;&amp;[osm_tags.B101]&amp;[.B10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2]&amp;[osm_tags.A102]&amp;&quot;'='&quot;&amp;[osm_tags.B102]&amp;[.B102]&amp;[.C102]&amp;[osm_tags.A102]&amp;&quot;'='&quot;&amp;[osm_tags.B102]&amp;[.B10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3]&amp;[osm_tags.A103]&amp;&quot;'='&quot;&amp;[osm_tags.B103]&amp;[.B103]&amp;[.C103]&amp;[osm_tags.A103]&amp;&quot;'='&quot;&amp;[osm_tags.B103]&amp;[.B10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4]&amp;[osm_tags.A104]&amp;&quot;'='&quot;&amp;[osm_tags.B104]&amp;[.B104]&amp;[.C104]&amp;[osm_tags.A104]&amp;&quot;'='&quot;&amp;[osm_tags.B104]&amp;[.B104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5]&amp;[osm_tags.A105]&amp;&quot;'='&quot;&amp;[osm_tags.B105]&amp;[.B105]&amp;[.C105]&amp;[osm_tags.A105]&amp;&quot;'='&quot;&amp;[osm_tags.B105]&amp;[.B105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6]&amp;[osm_tags.A106]&amp;&quot;'='&quot;&amp;[osm_tags.B106]&amp;[.B106]&amp;[.C106]&amp;[osm_tags.A106]&amp;&quot;'='&quot;&amp;[osm_tags.B106]&amp;[.B106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7]&amp;[osm_tags.A107]&amp;&quot;'='&quot;&amp;[osm_tags.B107]&amp;[.B107]&amp;[.C107]&amp;[osm_tags.A107]&amp;&quot;'='&quot;&amp;[osm_tags.B107]&amp;[.B107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8]&amp;[osm_tags.A108]&amp;&quot;'='&quot;&amp;[osm_tags.B108]&amp;[.B108]&amp;[.C108]&amp;[osm_tags.A108]&amp;&quot;'='&quot;&amp;[osm_tags.B108]&amp;[.B108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09]&amp;[osm_tags.A109]&amp;&quot;'='&quot;&amp;[osm_tags.B109]&amp;[.B109]&amp;[.C109]&amp;[osm_tags.A109]&amp;&quot;'='&quot;&amp;[osm_tags.B109]&amp;[.B109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0]&amp;[osm_tags.A110]&amp;&quot;'='&quot;&amp;[osm_tags.B110]&amp;[.B110]&amp;[.C110]&amp;[osm_tags.A110]&amp;&quot;'='&quot;&amp;[osm_tags.B110]&amp;[.B110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1]&amp;[osm_tags.A111]&amp;&quot;'='&quot;&amp;[osm_tags.B111]&amp;[.B111]&amp;[.C111]&amp;[osm_tags.A111]&amp;&quot;'='&quot;&amp;[osm_tags.B111]&amp;[.B111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2]&amp;[osm_tags.A112]&amp;&quot;'='&quot;&amp;[osm_tags.B112]&amp;[.B112]&amp;[.C112]&amp;[osm_tags.A112]&amp;&quot;'='&quot;&amp;[osm_tags.B112]&amp;[.B112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3]&amp;[osm_tags.A113]&amp;&quot;'='&quot;&amp;[osm_tags.B113]&amp;[.B113]&amp;[.C113]&amp;[osm_tags.A113]&amp;&quot;'='&quot;&amp;[osm_tags.B113]&amp;[.B113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4]&amp;[osm_tags.A114]&amp;&quot;'='&quot;&amp;[osm_tags.B114]&amp;[.B114]&amp;[.C114]&amp;[osm_tags.A114]&amp;&quot;'='&quot;&amp;[osm_tags.B114]&amp;[.B114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5]&amp;[osm_tags.A115]&amp;&quot;'='&quot;&amp;[osm_tags.B115]&amp;[.B115]&amp;[.C115]&amp;[osm_tags.A115]&amp;&quot;'='&quot;&amp;[osm_tags.B115]&amp;[.B115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6]&amp;[osm_tags.A116]&amp;&quot;'='&quot;&amp;[osm_tags.B116]&amp;[.B116]&amp;[.C116]&amp;[osm_tags.A116]&amp;&quot;'='&quot;&amp;[osm_tags.B116]&amp;[.B116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7]&amp;[osm_tags.A117]&amp;&quot;'='&quot;&amp;[osm_tags.B117]&amp;[.B117]&amp;[.C117]&amp;[osm_tags.A117]&amp;&quot;'='&quot;&amp;[osm_tags.B117]&amp;[.B117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8]&amp;[osm_tags.A118]&amp;&quot;'='&quot;&amp;[osm_tags.B118]&amp;[.B118]&amp;[.C118]&amp;[osm_tags.A118]&amp;&quot;'='&quot;&amp;[osm_tags.B118]&amp;[.B118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formula="of:=&quot;  node['&quot;" office:value-type="string" office:string-value="  node['" calcext:value-type="string">
            <text:p><text:s text:c="2"/>node['</text:p>
          </table:table-cell>
          <table:table-cell table:formula="of:=&quot;'](area.searchArea);&quot;" office:value-type="string" office:string-value="'](area.searchArea);" calcext:value-type="string">
            <text:p>'](area.searchArea);</text:p>
          </table:table-cell>
          <table:table-cell table:formula="of:=&quot;SAUT  way['&quot;" office:value-type="string" office:string-value="SAUT  way['" calcext:value-type="string">
            <text:p>SAUT <text:s/>way['</text:p>
          </table:table-cell>
          <table:table-cell table:number-columns-repeated="2"/>
          <table:table-cell table:formula="of:=[.A119]&amp;[osm_tags.A119]&amp;&quot;'='&quot;&amp;[osm_tags.B119]&amp;[.B119]&amp;[.C119]&amp;[osm_tags.A119]&amp;&quot;'='&quot;&amp;[osm_tags.B119]&amp;[.B119]" office:value-type="string" office:string-value="  node[''=''](area.searchArea);SAUT  way[''=''](area.searchArea);" calcext:value-type="string">
            <text:p><text:s text:c="2"/>node[''=''](area.searchArea);SAUT <text:s/>way[''=''](area.searchArea);</text:p>
          </table:table-cell>
        </table:table-row>
        <table:table-row table:style-name="ro1">
          <table:table-cell table:number-columns-repeated="5"/>
          <table:table-cell table:formula="of:=[.A120]&amp;[osm_tags.A120]&amp;&quot;'='&quot;&amp;[osm_tags.B120]&amp;[.B120]&amp;[.C120]&amp;[osm_tags.A120]&amp;&quot;'='&quot;&amp;[osm_tags.B120]&amp;[.B120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21]&amp;[osm_tags.A121]&amp;&quot;'='&quot;&amp;[osm_tags.B121]&amp;[.B121]&amp;[.C121]&amp;[osm_tags.A121]&amp;&quot;'='&quot;&amp;[osm_tags.B121]&amp;[.B121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22]&amp;[osm_tags.A122]&amp;&quot;'='&quot;&amp;[osm_tags.B122]&amp;[.B122]&amp;[.C122]&amp;[osm_tags.A122]&amp;&quot;'='&quot;&amp;[osm_tags.B122]&amp;[.B122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23]&amp;[osm_tags.A123]&amp;&quot;'='&quot;&amp;[osm_tags.B123]&amp;[.B123]&amp;[.C123]&amp;[osm_tags.A123]&amp;&quot;'='&quot;&amp;[osm_tags.B123]&amp;[.B123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24]&amp;[osm_tags.A124]&amp;&quot;'='&quot;&amp;[osm_tags.B124]&amp;[.B124]&amp;[.C124]&amp;[osm_tags.A124]&amp;&quot;'='&quot;&amp;[osm_tags.B124]&amp;[.B124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25]&amp;[osm_tags.A125]&amp;&quot;'='&quot;&amp;[osm_tags.B125]&amp;[.B125]&amp;[.C125]&amp;[osm_tags.A125]&amp;&quot;'='&quot;&amp;[osm_tags.B125]&amp;[.B125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26]&amp;[osm_tags.A126]&amp;&quot;'='&quot;&amp;[osm_tags.B126]&amp;[.B126]&amp;[.C126]&amp;[osm_tags.A126]&amp;&quot;'='&quot;&amp;[osm_tags.B126]&amp;[.B126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27]&amp;[osm_tags.A127]&amp;&quot;'='&quot;&amp;[osm_tags.B127]&amp;[.B127]&amp;[.C127]&amp;[osm_tags.A127]&amp;&quot;'='&quot;&amp;[osm_tags.B127]&amp;[.B127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28]&amp;[osm_tags.A128]&amp;&quot;'='&quot;&amp;[osm_tags.B128]&amp;[.B128]&amp;[.C128]&amp;[osm_tags.A128]&amp;&quot;'='&quot;&amp;[osm_tags.B128]&amp;[.B128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29]&amp;[osm_tags.A129]&amp;&quot;'='&quot;&amp;[osm_tags.B129]&amp;[.B129]&amp;[.C129]&amp;[osm_tags.A129]&amp;&quot;'='&quot;&amp;[osm_tags.B129]&amp;[.B129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0]&amp;[osm_tags.A130]&amp;&quot;'='&quot;&amp;[osm_tags.B130]&amp;[.B130]&amp;[.C130]&amp;[osm_tags.A130]&amp;&quot;'='&quot;&amp;[osm_tags.B130]&amp;[.B130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1]&amp;[osm_tags.A131]&amp;&quot;'='&quot;&amp;[osm_tags.B131]&amp;[.B131]&amp;[.C131]&amp;[osm_tags.A131]&amp;&quot;'='&quot;&amp;[osm_tags.B131]&amp;[.B131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2]&amp;[osm_tags.A132]&amp;&quot;'='&quot;&amp;[osm_tags.B132]&amp;[.B132]&amp;[.C132]&amp;[osm_tags.A132]&amp;&quot;'='&quot;&amp;[osm_tags.B132]&amp;[.B132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3]&amp;[osm_tags.A133]&amp;&quot;'='&quot;&amp;[osm_tags.B133]&amp;[.B133]&amp;[.C133]&amp;[osm_tags.A133]&amp;&quot;'='&quot;&amp;[osm_tags.B133]&amp;[.B133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4]&amp;[osm_tags.A134]&amp;&quot;'='&quot;&amp;[osm_tags.B134]&amp;[.B134]&amp;[.C134]&amp;[osm_tags.A134]&amp;&quot;'='&quot;&amp;[osm_tags.B134]&amp;[.B134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5]&amp;[osm_tags.A135]&amp;&quot;'='&quot;&amp;[osm_tags.B135]&amp;[.B135]&amp;[.C135]&amp;[osm_tags.A135]&amp;&quot;'='&quot;&amp;[osm_tags.B135]&amp;[.B135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6]&amp;[osm_tags.A136]&amp;&quot;'='&quot;&amp;[osm_tags.B136]&amp;[.B136]&amp;[.C136]&amp;[osm_tags.A136]&amp;&quot;'='&quot;&amp;[osm_tags.B136]&amp;[.B136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7]&amp;[osm_tags.A137]&amp;&quot;'='&quot;&amp;[osm_tags.B137]&amp;[.B137]&amp;[.C137]&amp;[osm_tags.A137]&amp;&quot;'='&quot;&amp;[osm_tags.B137]&amp;[.B137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8]&amp;[osm_tags.A138]&amp;&quot;'='&quot;&amp;[osm_tags.B138]&amp;[.B138]&amp;[.C138]&amp;[osm_tags.A138]&amp;&quot;'='&quot;&amp;[osm_tags.B138]&amp;[.B138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39]&amp;[osm_tags.A139]&amp;&quot;'='&quot;&amp;[osm_tags.B139]&amp;[.B139]&amp;[.C139]&amp;[osm_tags.A139]&amp;&quot;'='&quot;&amp;[osm_tags.B139]&amp;[.B139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0]&amp;[osm_tags.A140]&amp;&quot;'='&quot;&amp;[osm_tags.B140]&amp;[.B140]&amp;[.C140]&amp;[osm_tags.A140]&amp;&quot;'='&quot;&amp;[osm_tags.B140]&amp;[.B140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1]&amp;[osm_tags.A141]&amp;&quot;'='&quot;&amp;[osm_tags.B141]&amp;[.B141]&amp;[.C141]&amp;[osm_tags.A141]&amp;&quot;'='&quot;&amp;[osm_tags.B141]&amp;[.B141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2]&amp;[osm_tags.A142]&amp;&quot;'='&quot;&amp;[osm_tags.B142]&amp;[.B142]&amp;[.C142]&amp;[osm_tags.A142]&amp;&quot;'='&quot;&amp;[osm_tags.B142]&amp;[.B142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3]&amp;[osm_tags.A143]&amp;&quot;'='&quot;&amp;[osm_tags.B143]&amp;[.B143]&amp;[.C143]&amp;[osm_tags.A143]&amp;&quot;'='&quot;&amp;[osm_tags.B143]&amp;[.B143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4]&amp;[osm_tags.A144]&amp;&quot;'='&quot;&amp;[osm_tags.B144]&amp;[.B144]&amp;[.C144]&amp;[osm_tags.A144]&amp;&quot;'='&quot;&amp;[osm_tags.B144]&amp;[.B144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5]&amp;[osm_tags.A145]&amp;&quot;'='&quot;&amp;[osm_tags.B145]&amp;[.B145]&amp;[.C145]&amp;[osm_tags.A145]&amp;&quot;'='&quot;&amp;[osm_tags.B145]&amp;[.B145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6]&amp;[osm_tags.A146]&amp;&quot;'='&quot;&amp;[osm_tags.B146]&amp;[.B146]&amp;[.C146]&amp;[osm_tags.A146]&amp;&quot;'='&quot;&amp;[osm_tags.B146]&amp;[.B146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7]&amp;[osm_tags.A147]&amp;&quot;'='&quot;&amp;[osm_tags.B147]&amp;[.B147]&amp;[.C147]&amp;[osm_tags.A147]&amp;&quot;'='&quot;&amp;[osm_tags.B147]&amp;[.B147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8]&amp;[osm_tags.A148]&amp;&quot;'='&quot;&amp;[osm_tags.B148]&amp;[.B148]&amp;[.C148]&amp;[osm_tags.A148]&amp;&quot;'='&quot;&amp;[osm_tags.B148]&amp;[.B148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49]&amp;[osm_tags.A149]&amp;&quot;'='&quot;&amp;[osm_tags.B149]&amp;[.B149]&amp;[.C149]&amp;[osm_tags.A149]&amp;&quot;'='&quot;&amp;[osm_tags.B149]&amp;[.B149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50]&amp;[osm_tags.A150]&amp;&quot;'='&quot;&amp;[osm_tags.B150]&amp;[.B150]&amp;[.C150]&amp;[osm_tags.A150]&amp;&quot;'='&quot;&amp;[osm_tags.B150]&amp;[.B150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51]&amp;[osm_tags.A151]&amp;&quot;'='&quot;&amp;[osm_tags.B151]&amp;[.B151]&amp;[.C151]&amp;[osm_tags.A151]&amp;&quot;'='&quot;&amp;[osm_tags.B151]&amp;[.B151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52]&amp;[osm_tags.A152]&amp;&quot;'='&quot;&amp;[osm_tags.B152]&amp;[.B152]&amp;[.C152]&amp;[osm_tags.A152]&amp;&quot;'='&quot;&amp;[osm_tags.B152]&amp;[.B152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53]&amp;[osm_tags.A153]&amp;&quot;'='&quot;&amp;[osm_tags.B153]&amp;[.B153]&amp;[.C153]&amp;[osm_tags.A153]&amp;&quot;'='&quot;&amp;[osm_tags.B153]&amp;[.B153]" office:value-type="string" office:string-value="'=''='" calcext:value-type="string">
            <text:p>'=''='</text:p>
          </table:table-cell>
        </table:table-row>
        <table:table-row table:style-name="ro1">
          <table:table-cell table:number-columns-repeated="5"/>
          <table:table-cell table:formula="of:=[.A154]&amp;[osm_tags.A154]&amp;&quot;'='&quot;&amp;[osm_tags.B154]&amp;[.B154]&amp;[.C154]&amp;[osm_tags.A154]&amp;&quot;'='&quot;&amp;[osm_tags.B154]&amp;[.B154]" office:value-type="string" office:string-value="'=''='" calcext:value-type="string">
            <text:p>'=''='</text:p>
          </table:table-cell>
        </table:table-row>
      </table:table>
      <table:named-expressions/>
      <table:database-ranges>
        <table:database-range table:name="__Anonymous_Sheet_DB__0" table:target-range-address="osm_tags.A1:osm_tags.D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21:26:40.385497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6:52.967445907</meta:creation-date>
    <dc:date>2017-02-11T22:49:16.250096096</dc:date>
    <meta:editing-duration>PT5H6M30S</meta:editing-duration>
    <meta:editing-cycles>30</meta:editing-cycles>
    <meta:generator>LibreOffice/5.1.4.2$Linux_X86_64 LibreOffice_project/10m0$Build-2</meta:generator>
    <dc:creator>Julien Minet</dc:creator>
    <meta:document-statistic meta:table-count="2" meta:cell-count="754" meta:object-count="0"/>
  </office:meta>
</office:document-meta>
</file>